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loext:graphic-properties draw:fill-gradient-name="gradient" draw:fill-hatch-name="hatch"/>
      <style:paragraph-properties fo:text-align="start" style:justify-single-word="false" style:writing-mode="lr-tb"/>
    </style:style>
    <style:style style:name="P2" style:family="paragraph" style:parent-style-name="Standard">
      <loext:graphic-properties draw:fill-gradient-name="gradient" draw:fill-hatch-name="hatch"/>
      <style:paragraph-properties fo:text-align="start" style:justify-single-word="false" style:writing-mode="lr-tb"/>
      <style:text-properties officeooo:paragraph-rsid="00222499"/>
    </style:style>
    <style:style style:name="P3" style:family="paragraph" style:parent-style-name="Standard">
      <loext:graphic-properties draw:fill-gradient-name="gradient" draw:fill-hatch-name="hatch"/>
      <style:paragraph-properties fo:text-align="start" style:justify-single-word="false" style:writing-mode="lr-tb"/>
      <style:text-properties officeooo:paragraph-rsid="002a1286"/>
    </style:style>
    <style:style style:name="P4" style:family="paragraph" style:parent-style-name="Standard">
      <loext:graphic-properties draw:fill-gradient-name="gradient" draw:fill-hatch-name="hatch"/>
      <style:paragraph-properties fo:text-align="start" style:justify-single-word="false" style:writing-mode="lr-tb"/>
      <style:text-properties officeooo:rsid="00249726" officeooo:paragraph-rsid="00249726"/>
    </style:style>
    <style:style style:name="P5" style:family="paragraph" style:parent-style-name="Standard">
      <loext:graphic-properties draw:fill-gradient-name="gradient" draw:fill-hatch-name="hatch"/>
      <style:paragraph-properties fo:text-align="center" style:justify-single-word="false" style:writing-mode="lr-tb"/>
      <style:text-properties officeooo:paragraph-rsid="002a1286"/>
    </style:style>
    <style:style style:name="P6" style:family="paragraph" style:parent-style-name="Standard">
      <loext:graphic-properties draw:fill-gradient-name="gradient" draw:fill-hatch-name="hatch"/>
      <style:paragraph-properties fo:text-align="start" style:justify-single-word="false" style:writing-mode="lr-tb"/>
      <style:text-properties fo:font-size="14pt" style:text-underline-style="solid" style:text-underline-width="auto" style:text-underline-color="font-color" style:font-size-asian="14pt" style:font-size-complex="14pt"/>
    </style:style>
    <style:style style:name="T1" style:family="text">
      <style:text-properties officeooo:rsid="00175b22"/>
    </style:style>
    <style:style style:name="T2" style:family="text">
      <style:text-properties officeooo:rsid="0018eeaf"/>
    </style:style>
    <style:style style:name="T3" style:family="text">
      <style:text-properties officeooo:rsid="0019e5bc"/>
    </style:style>
    <style:style style:name="T4" style:family="text">
      <style:text-properties officeooo:rsid="001daeb2"/>
    </style:style>
    <style:style style:name="T5" style:family="text">
      <style:text-properties officeooo:rsid="00222499"/>
    </style:style>
    <style:style style:name="T6" style:family="text">
      <style:text-properties fo:font-weight="bold" style:font-weight-asian="bold" style:font-weight-complex="bold"/>
    </style:style>
    <style:style style:name="T7" style:family="text">
      <style:text-properties officeooo:rsid="00249726"/>
    </style:style>
    <style:style style:name="T8" style:family="text">
      <style:text-properties fo:font-style="normal" style:font-style-asian="normal" style:font-style-complex="normal"/>
    </style:style>
    <style:style style:name="T9" style:family="text">
      <style:text-properties fo:font-style="normal" officeooo:rsid="00175b22" style:font-style-asian="normal" style:font-style-complex="normal"/>
    </style:style>
    <style:style style:name="T10" style:family="text">
      <style:text-properties fo:font-style="normal" officeooo:rsid="0018eeaf" style:font-style-asian="normal" style:font-style-complex="normal"/>
    </style:style>
    <style:style style:name="T11" style:family="text">
      <style:text-properties fo:font-style="normal" officeooo:rsid="0019e5bc" style:font-style-asian="normal" style:font-style-complex="normal"/>
    </style:style>
    <style:style style:name="T12" style:family="text">
      <style:text-properties fo:font-style="normal" officeooo:rsid="0028e99d"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249726" style:font-style-asian="normal" style:font-weight-asian="normal" style:font-style-complex="normal" style:font-weight-complex="normal"/>
    </style:style>
    <style:style style:name="T15" style:family="text">
      <style:text-properties fo:font-style="normal" fo:font-weight="normal" officeooo:rsid="0028e99d"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bold" officeooo:rsid="00249726" style:font-style-asian="normal" style:font-weight-asian="bold" style:font-style-complex="normal" style:font-weight-complex="bold"/>
    </style:style>
    <style:style style:name="T18" style:family="text">
      <style:text-properties fo:font-style="normal" fo:font-weight="bold" officeooo:rsid="0028e99d" style:font-style-asian="normal" style:font-weight-asian="bold" style:font-style-complex="normal" style:font-weight-complex="bold"/>
    </style:style>
    <style:style style:name="T19" style:family="text">
      <style:text-properties fo:font-size="20pt" fo:font-weight="bold" style:font-size-asian="20pt" style:font-weight-asian="bold" style:font-size-complex="20pt" style:font-weight-complex="bold"/>
    </style:style>
    <style:style style:name="T20" style:family="text">
      <style:text-properties officeooo:rsid="002a12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19">FolloWin Class</text:span></text:p>
      <text:p text:style-name="P3"><text:span text:style-name="T20">A</text:span><text:span text:style-name="T7"> </text:span><text:span text:style-name="T20">GUI </text:span>implementation of an information <text:span text:style-name="T5">rec</text:span><text:span text:style-name="T7">t</text:span><text:span text:style-name="T5">angle</text:span> that follows the mouse cursor.</text:p>
      <text:p text:style-name="P1"/>
      <text:p text:style-name="P6">Description</text:p>
      <text:p text:style-name="P1">This is a demonstration of the <text:span text:style-name="Strong_20_Emphasis">FolloWin class</text:span>.</text:p>
      <text:p text:style-name="P1">The object implements a configurable <text:span text:style-name="Strong_20_Emphasis">window </text:span><text:span text:style-name="Strong_20_Emphasis"><text:span text:style-name="T3">(minimized to a </text:span></text:span><text:span text:style-name="Strong_20_Emphasis"><text:span text:style-name="T5">rectangle</text:span></text:span><text:span text:style-name="Strong_20_Emphasis"><text:span text:style-name="T3">) </text:span></text:span><text:span text:style-name="Strong_20_Emphasis"><text:s/>that follows the mouse cursor </text:span><text:span text:style-name="Strong_20_Emphasis"><text:span text:style-name="T3">around</text:span></text:span>. </text:p>
      <text:p text:style-name="P1"><text:span text:style-name="T1">I</text:span>t can be useful for doing custom measurements on graphs (as demonstrated in this demo), for doing your own custom version of the "tip-strip<text:span text:style-name="T1">s</text:span>" <text:span text:style-name="T4">or “popup-menus” </text:span>or, alte<text:span text:style-name="T1">r</text:span>nativ<text:span text:style-name="T1">e</text:span>ly, <text:span text:style-name="T5">it </text:span><text:span text:style-name="T4">can </text:span><text:span text:style-name="T5">be </text:span><text:span text:style-name="T4">use</text:span><text:span text:style-name="T5">d</text:span><text:span text:style-name="T4"> to</text:span> annoy your fellow developers with a small note that follows their mouse cursor around. </text:p>
      <text:p text:style-name="P1">with a few modification you could make this window stick and follow other windows. </text:p>
      <text:p text:style-name="P1"><text:span text:style-name="T3">I</text:span>t can <text:span text:style-name="T4">also </text:span>be used as a splash screen or a progress bar by just <text:span text:style-name="T3">popping and </text:span>sitting there in the center of your screen follow<text:span text:style-name="T3">ing</text:span> nothing (how boring is that?), <text:span text:style-name="T4">while updating its text and/</text:span><text:span text:style-name="T5">or</text:span><text:span text:style-name="T4"> </text:span><text:span text:style-name="T5">graphics</text:span><text:span text:style-name="T3"> and then disappearing. </text:span></text:p>
      <text:p text:style-name="P1"/>
      <text:p text:style-name="P6">How to use</text:p>
      <text:p text:style-name="P1"><text:span text:style-name="Emphasis"><text:span text:style-name="T6">FolloWinDemoGUI.vi</text:span></text:span> is the<text:span text:style-name="Strong_20_Emphasis"> top level VI</text:span> of the demo. It contains an event loo<text:span text:style-name="T1">p.</text:span></text:p>
      <text:p text:style-name="P1"/>
      <text:p text:style-name="P1">The small window that follows the cursor is called <text:span text:style-name="Emphasis"><text:span text:style-name="T6">FolloWin.vi</text:span></text:span> and is part of the FolloWin Class. Its controls <text:span text:style-name="T3">and execution </text:span>are set entirely from the methods of the <text:span text:style-name="T1">object</text:span>.</text:p>
      <text:p text:style-name="P1"><text:span text:style-name="T3">FolloWin.vi</text:span> <text:span text:style-name="T2">basically </text:span>runs a loop that updates its own Win<text:span text:style-name="T1">dow </text:span>Bounds and Transparency according to the mouse position and its controls. </text:p>
      <text:p text:style-name="P2">The object methods allows you to control the window, </text:p>
      <text:p text:style-name="P2"><text:span text:style-name="Emphasis"/></text:p>
      <text:p text:style-name="P2"><text:span text:style-name="Emphasis"><text:span text:style-name="T15">1.</text:span></text:span><text:span text:style-name="Emphasis"><text:span text:style-name="T16"> Init.vi</text:span></text:span><text:span text:style-name="T8"> </text:span><text:span text:style-name="T9">initializes and sets the initial </text:span><text:span text:style-name="T8">values for transparency, update delay, x offset, y offset, width, height. </text:span></text:p>
      <text:p text:style-name="P1"><text:span text:style-name="T12">2.</text:span><text:span text:style-name="T8"> </text:span><text:span text:style-name="Emphasis"><text:span text:style-name="T16">SetBox.vi</text:span></text:span><text:span text:style-name="T8"> to define the </text:span><text:span text:style-name="Strong_20_Emphasis"><text:span text:style-name="T8">active area </text:span></text:span><text:span text:style-name="T8">of the mouse cursor. </text:span></text:p>
      <text:p text:style-name="P1"><text:span text:style-name="T12">3.</text:span><text:span text:style-name="T8"> </text:span><text:span text:style-name="Emphasis"><text:span text:style-name="T16">Start.vi</text:span></text:span><text:span text:style-name="T8"> to launch </text:span><text:span text:style-name="T9">FolloWin </text:span><text:span text:style-name="T8">and show the window (as long as its transparency is not set to 100, <text:s/></text:span><text:span text:style-name="T10">Hidden is not set to true </text:span><text:span text:style-name="T8"><text:s/>and your mouse cursor is inside the "box" you set.  </text:span></text:p>
      <text:p text:style-name="P1"><text:span text:style-name="T12">4.</text:span><text:span text:style-name="T8"> <text:s/></text:span><text:span text:style-name="Emphasis"><text:span text:style-name="T16">SetString.vi</text:span></text:span><text:span text:style-name="T8"> to change the text shown to a new value. </text:span></text:p>
      <text:p text:style-name="P1"><text:span text:style-name="T12">5.</text:span><text:span text:style-name="T8"> </text:span><text:span text:style-name="Emphasis"><text:span text:style-name="T16">SetDataString.vi</text:span></text:span><text:span text:style-name="T8"> and </text:span><text:span text:style-name="Emphasis"><text:span text:style-name="T16">GetDataSting.vi</text:span></text:span><text:span text:style-name="T8"> to store needed information. </text:span></text:p>
      <text:p text:style-name="P1"><text:span text:style-name="Emphasis"><text:span text:style-name="T15">6.</text:span></text:span><text:span text:style-name="Emphasis"><text:span text:style-name="T16"> SetPicture.vi</text:span></text:span><text:span text:style-name="T8"> to set the background image of the window.</text:span></text:p>
      <text:p text:style-name="P1"><text:span text:style-name="Emphasis"><text:span text:style-name="T15">7.</text:span></text:span><text:span text:style-name="Emphasis"><text:span text:style-name="T16"> SetHidden.vi</text:span></text:span><text:span text:style-name="T8"> to hide/show </text:span><text:span text:style-name="T11">the window.</text:span></text:p>
      <text:p text:style-name="P1"><text:span text:style-name="T12">8.</text:span><text:span text:style-name="T8"> </text:span><text:span text:style-name="Emphasis"><text:span text:style-name="T16">Stop.vi</text:span></text:span><text:span text:style-name="T8"> to stop it from running. </text:span></text:p>
      <text:p text:style-name="P1"><text:span text:style-name="T12">9.</text:span><text:span text:style-name="T8"> </text:span><text:span text:style-name="Emphasis"><text:span text:style-name="T16">ShutDown.vi</text:span></text:span><text:span text:style-name="Emphasis"><text:span text:style-name="T13"> </text:span></text:span><text:span text:style-name="Emphasis"><text:span text:style-name="T14">or start it again using</text:span></text:span><text:span text:style-name="Emphasis"><text:span text:style-name="T17"> start.vi</text:span></text:span><text:span text:style-name="T8"> </text:span></text:p>
      <text:p text:style-name="P1"/>
      <text:p text:style-name="P6">Notes</text:p>
      <text:p text:style-name="P1">a few notes: </text:p>
      <text:p text:style-name="P1"/>
      <text:p text:style-name="P1">When you set the offsets make sure to set them high enough. since in the case where the mouse cursor goes over the FolloWin window it generates a "Mouse Leave event" <text:span text:style-name="T3">for the</text:span> original control which may cause annoyance. with offsets settings of 30 however your mouse movement must be very erratic to actually be able to move the mouse cursor over the FolloWin window before it updates to a new position. so it should be ok. </text:p>
      <text:p text:style-name="P1"/>
      <text:p text:style-name="P1">The trickiest part of this demo project was tra<text:span text:style-name="T3">n</text:span>slating Screen/Mouse coordinates to graph axes values, to the index of the 2D data of an intensity graph or the (1D Data of an XY Graph) to the pixel value of the Plot Front Image for the purpose of drawing on the graph. all of those back and forth translations had to be correct for everything to work in this Demo. If you are interested in how it was done look into CoordToAxesXY.vi, <text:span text:style-name="Emphasis">GraphXYToFrontImagePixels.vi</text:span>, <text:soft-page-break/><text:span text:style-name="Emphasis">GraphXYto2DArrayIndex.vi</text:span> and <text:span text:style-name="Emphasis">GetPlotBndsInScreenCoord.vi</text:span> (all in "Helpers" directory) and how they are used. </text:p>
      <text:p text:style-name="P1"/>
      <text:p text:style-name="P1">For the text string shown in FolloWin I wanted to use monospace font, so I opted for "Courier New" if you have a problem with it just select a different font. </text:p>
      <text:p text:style-name="P1"/>
      <text:p text:style-name="P4">This demo also demonstrate how you can use graphs images to draw additional elements on the graph. </text:p>
      <text:p text:style-name="P4"/>
      <text:p text:style-name="P1">I used a global called StringFormatGlobals.vi to hold all the format strings used <text:span text:style-name="T20">and the corresponding sizes of the Followin window. </text:span> </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text-align="end" style:justify-single-word="false"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avid CLM" style:font-family-complex="'David CLM'"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rl-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righ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3-13T01:53:13.845000000</meta:creation-date>
    <dc:date>2024-05-07T20:37:37.981000000</dc:date>
    <meta:editing-duration>P11DT28M56S</meta:editing-duration>
    <meta:editing-cycles>8</meta:editing-cycles>
    <meta:generator>LibreOffice/7.3.7.2$Windows_X86_64 LibreOffice_project/e114eadc50a9ff8d8c8a0567d6da8f454beeb84f</meta:generator>
    <meta:document-statistic meta:table-count="0" meta:image-count="0" meta:object-count="0" meta:page-count="2" meta:paragraph-count="29" meta:word-count="575" meta:character-count="3375" meta:non-whitespace-character-count="2804"/>
  </office:meta>
</office:document-meta>
</file>